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avid" svg:font-family="Davi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8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27" style:family="paragraph" style:parent-style-name="Text_20_body">
      <style:text-properties style:font-name="Arial" style:font-name-asian="Arial" style:font-name-complex="Arial"/>
    </style:style>
    <style:style style:name="P28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33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3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9" style:family="paragraph" style:parent-style-name="Standard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40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41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2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3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43292600" text:id="ct14329260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3</text:p>
            <text:p text:style-name="P14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2"/>
            <text:p text:style-name="P12"/>
            <text:p text:style-name="P12">in. every – place / eyes</text:p>
            <text:p text:style-name="P12"/>
            <text:p text:style-name="P12">jehvah / one. to watch / evil ones</text:p>
            <text:p text:style-name="P12"/>
            <text:p text:style-name="P12">and good ones</text:p>
          </table:table-cell>
        </table:table-row>
        <table:table-row>
          <table:table-cell table:style-name="表29.A2" office:value-type="string">
            <text:p text:style-name="P14">15:4</text:p>
            <text:p text:style-name="P14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2"/>
            <text:p text:style-name="P12"/>
            <text:p text:style-name="P12">healing / tongue / tree</text:p>
            <text:p text:style-name="P12"/>
            <text:p text:style-name="P12">lives / and subversion / in. her</text:p>
            <text:p text:style-name="P12"/>
            <text:p text:style-name="P12">breaking / in spirit</text:p>
          </table:table-cell>
        </table:table-row>
        <table:table-row>
          <table:table-cell table:style-name="表29.A2" office:value-type="string">
            <text:p text:style-name="P14">15:5</text:p>
            <text:p text:style-name="P14">אֱוִיל--יִנְאַץ, מוּסַר אָבִיו; <text:s text:c="3"/>וְשֹׁמֵר </text:p>
            <text:p text:style-name="P14">תּוֹכַחַת יַעְרִים.<text:tab/>5</text:p>
          </table:table-cell>
          <table:table-cell table:style-name="表29.B2" office:value-type="string">
            <text:p text:style-name="P12"/>
            <text:p text:style-name="P12"/>
            <text:p text:style-name="P12">fool – to spurn / admonition</text:p>
            <text:p text:style-name="P12"/>
            <text:p text:style-name="P12">father+his / and one. to observe</text:p>
            <text:p text:style-name="P12"/>
            <text:p text:style-name="P12">correction / to be crafty</text:p>
          </table:table-cell>
        </table:table-row>
        <table:table-row>
          <table:table-cell table:style-name="表29.A2" office:value-type="string">
            <text:p text:style-name="P14">15:6</text:p>
            <text:p text:style-name="P14">ו <text:s/>בֵּית צַדִּיק, חֹסֶן </text:p>
            <text:p text:style-name="P14">רָב; <text:s text:c="3"/>וּבִתְבוּאַת רָשָׁע נֶעְכָּרֶת.<text:tab/>6</text:p>
          </table:table-cell>
          <table:table-cell table:style-name="表29.B2" office:value-type="string">
            <text:p text:style-name="P12"/>
            <text:p text:style-name="P12"/>
            <text:p text:style-name="P12">house / righteous one / to safeguard </text:p>
            <text:p text:style-name="P12">much / and in. income / wicked one</text:p>
            <text:p text:style-name="P12">to be troubled</text:p>
          </table:table-cell>
        </table:table-row>
        <table:table-row>
          <table:table-cell table:style-name="表29.A2" office:value-type="string">
            <text:p text:style-name="P14">15:7</text:p>
            <text:p text:style-name="P14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2"/>
            <text:p text:style-name="P12"/>
            <text:p text:style-name="P12">lips / wise ones / to toss</text:p>
            <text:p text:style-name="P12"/>
            <text:p text:style-name="P12">knowledge / and heart / stupid ones</text:p>
            <text:p text:style-name="P12">not - so</text:p>
          </table:table-cell>
        </table:table-row>
        <text:soft-page-break/>
        <table:table-row>
          <table:table-cell table:style-name="表29.A2" office:value-type="string">
            <text:p text:style-name="P14">15:8</text:p>
            <text:p text:style-name="P14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2"/>
            <text:p text:style-name="P12"/>
            <text:p text:style-name="P12">sacrifice / wicked ones</text:p>
            <text:p text:style-name="P12"/>
            <text:p text:style-name="P12">abhorrence / jehovah</text:p>
            <text:p text:style-name="P12"/>
            <text:p text:style-name="P12">and prayer / upright ones / approval+his</text:p>
          </table:table-cell>
        </table:table-row>
        <table:table-row>
          <table:table-cell table:style-name="表29.A2" office:value-type="string">
            <text:p text:style-name="P21">/] XXX 20200730_14141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803_135500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4">15:9</text:p>
            <text:p text:style-name="P14">ט <text:s/>תּוֹעֲבַת יְהוָה, דֶּרֶךְ רָשָׁע; <text:s text:c="3"/>וּמְרַדֵּף </text:p>
            <text:p text:style-name="P14">צְדָקָה יֶאֱהָב.<text:tab/>9 </text:p>
          </table:table-cell>
          <table:table-cell table:style-name="表29.B2" office:value-type="string">
            <text:p text:style-name="P12"/>
            <text:p text:style-name="P12"/>
            <text:p text:style-name="P12">abhorrence / jehovah / way</text:p>
            <text:p text:style-name="P12"/>
            <text:p text:style-name="P12">wicked ones / and one. to pursue</text:p>
            <text:p text:style-name="P12"/>
            <text:p text:style-name="P12">righteousness / to love</text:p>
          </table:table-cell>
        </table:table-row>
        <table:table-row>
          <table:table-cell table:style-name="表29.A2" office:value-type="string">
            <text:p text:style-name="P14">15:10</text:p>
            <text:p text:style-name="P14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2"/>
            <text:p text:style-name="P12"/>
            <text:p text:style-name="P12">admonition / evil / to. one. to forsake</text:p>
            <text:p text:style-name="P12">path / one. to hate / correction</text:p>
            <text:p text:style-name="P12"/>
            <text:p text:style-name="P12">to die</text:p>
          </table:table-cell>
        </table:table-row>
        <table:table-row>
          <table:table-cell table:style-name="表29.A2" office:value-type="string">
            <text:p text:style-name="P14">15:11</text:p>
            <text:p text:style-name="P14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2"/>
            <text:p text:style-name="P12"/>
            <text:p text:style-name="P12">unseen / and destruction / in front of</text:p>
            <text:p text:style-name="P12">jehovah / indeed / that – hearts</text:p>
            <text:p text:style-name="P12"/>
            <text:p text:style-name="P12">sons - man</text:p>
          </table:table-cell>
        </table:table-row>
        <table:table-row>
          <table:table-cell table:style-name="表29.A2" office:value-type="string">
            <text:p text:style-name="P18">DROP ==&gt; ENOUGH</text:p>
            <text:p text:style-name="P18">20200803_140250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2</text:p>
            <text:p text:style-name="P14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3</text:p>
            <text:p text:style-name="P14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4</text:p>
            <text:p text:style-name="P14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5</text:p>
            <text:p text:style-name="P14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6</text:p>
            <text:p text:style-name="P14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7</text:p>
            <text:p text:style-name="P14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16"/>
      <text:p text:style-name="P20"/>
      <text:p text:style-name="P7">------------------------------------------------------------</text:p>
      <text:p text:style-name="P7">[XXX] 20210222_085052</text:p>
      <text:p text:style-name="P19"/>
      <text:p text:style-name="P9"><text:span text:style-name="T1">1. </text:span><text:span text:style-name="T2">XX:XX http://www.qbible.com/hebrew-old-testament/ecclesiastes/1.html#1</text:span></text:p>
      <text:p text:style-name="P10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4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2">divreey / qoheleth / ben-daawid / <text:s/>melech bi'yruushaalaaim</text:p>
            <text:p text:style-name="P12"/>
            <text:p text:style-name="P12">The words of Koheleth, the son of David, king in Jerusalem.</text:p>
          </table:table-cell>
        </table:table-row>
        <table:table-row>
          <table:table-cell table:style-name="表5.A2" office:value-type="string">
            <text:p text:style-name="P14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2">ha`veel / ha`vaaliym / aamar[say </text:p>
            <text:p text:style-name="P12"/>
            <text:p text:style-name="P12">qoheleth / * / *</text:p>
            <text:p text:style-name="P12"/>
            <text:p text:style-name="P12">hakol[all / haavel</text:p>
            <text:p text:style-name="P12"/>
            <text:p text:style-name="P12"><text:soft-page-break/></text:p>
            <text:p text:style-name="P12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14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2">mah-yithroon[what-profit / laa'aadzaam[in-man</text:p>
            <text:p text:style-name="P12">b'xaal[in~all-A`maal'oo[toil~his / she[which'yaA`mol[toil</text:p>
            <text:p text:style-name="P12">tachath[below / ha'SHaamesh[s@lo@nce</text:p>
          </table:table-cell>
        </table:table-row>
        <table:table-row>
          <table:table-cell table:style-name="表5.A2" office:value-type="string">
            <text:p text:style-name="P14"/>
          </table:table-cell>
          <table:table-cell table:style-name="表5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1:4</text:span></text:p>
      <text:p text:style-name="P19"/>
      <text:p text:style-name="P8">[/  XXX] 20210222_090518</text:p>
      <text:p text:style-name="P20"/>
      <text:p text:style-name="P16"/>
      <text:p text:style-name="P7">------------------------------------------------------------</text:p>
      <text:p text:style-name="P7">[XXX] 20210412_200949</text:p>
      <text:p text:style-name="P19">micah</text:p>
      <text:p text:style-name="P9"><text:span text:style-name="T1">1. </text:span><text:span text:style-name="T2">XX:XX</text:span></text:p>
      <text:p text:style-name="P10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">וְשָׁפַט, בֵּין עַמִּים </text:p>
            <text:p text:style-name="P14"/>
            <text:p text:style-name="P14">רַבִּים, וְהוֹכִיחַ לְגוֹיִם עֲצֻמִים,</text:p>
            <text:p text:style-name="P14"/>
            <text:p text:style-name="P14"/>
            <text:p text:style-name="P14"/>
          </table:table-cell>
          <table:table-cell table:style-name="表6.B1" office:value-type="string">
            <text:p text:style-name="P12">w'shaafad^[judge / beeyin[between / Amiym[people</text:p>
            <text:p text:style-name="P12"/>
            <text:p text:style-name="P12"/>
            <text:p text:style-name="P12">rabiym[many / w'hooxiy'ach[convict / l'Gooyim[nations / Atsmiym[powerful</text:p>
            <text:p text:style-name="P12"/>
          </table:table-cell>
        </table:table-row>
        <text:soft-page-break/>
        <table:table-row>
          <table:table-cell table:style-name="表6.A2" office:value-type="string">
            <text:p text:style-name="P14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2"/>
          </table:table-cell>
        </table:table-row>
        <table:table-row>
          <table:table-cell table:style-name="表6.A2" office:value-type="string">
            <text:p text:style-name="P14"/>
          </table:table-cell>
          <table:table-cell table:style-name="表6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16"/>
      <text:p text:style-name="P19"/>
      <text:p text:style-name="P7">------------------------------------------------------------</text:p>
      <text:p text:style-name="P7">[XXX] 20210703_105711</text:p>
      <text:p text:style-name="P19"/>
      <text:p text:style-name="P9"><text:span text:style-name="T1">1. </text:span><text:span text:style-name="T2">GEN 1:28</text:span></text:p>
      <text:p text:style-name="P10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4">וַיְבָרֶךְ אֹתָם,</text:p>
            <text:p text:style-name="P14"/>
            <text:p text:style-name="P14"><text:s/>אֱלֹהִים, וַיֹּאמֶר לָהֶם </text:p>
            <text:p text:style-name="P14"/>
            <text:p text:style-name="P14">אֱלֹהִים פְּרוּ וּרְבוּ </text:p>
            <text:p text:style-name="P14"/>
            <text:p text:style-name="P14">וּמִלְאוּ אֶת-הָאָרֶץ,</text:p>
            <text:p text:style-name="P14"><text:soft-page-break/></text:p>
            <text:p text:style-name="P14"><text:s/>וְכִבְשֻׁהָ; וּרְדוּ </text:p>
            <text:p text:style-name="P14"/>
            <text:p text:style-name="P14">בִּדְגַת הַיָּם, </text:p>
            <text:p text:style-name="P14"/>
            <text:p text:style-name="P14">וּבְעוֹף הַשָּׁמַיִם, </text:p>
            <text:p text:style-name="P14"/>
            <text:p text:style-name="P14">וּבְכָל-חַיָּה, הָרֹמֶשֶׂת </text:p>
            <text:p text:style-name="P14"/>
            <text:p text:style-name="P14">עַל-הָאָרֶץ.</text:p>
          </table:table-cell>
          <table:table-cell table:style-name="表7.B1" office:value-type="string">
            <text:p text:style-name="P12">wa'yivaareh^[blessed othaam[entity-them</text:p>
            <text:p text:style-name="P12"/>
            <text:p text:style-name="P12"/>
            <text:p text:style-name="P12">elohiym[gods / wa'yomer[say / laa'hem[unto-them</text:p>
            <text:p text:style-name="P12"/>
            <text:p text:style-name="P12">:gods / pruu[bear-fruit / uu'r'vuu[multiply</text:p>
            <text:p text:style-name="P12"/>
            <text:p text:style-name="P12"/>
            <text:p text:style-name="P12">uu'mil'uu[fill / eth-haa'aarets[entity-land</text:p>
            <text:p text:style-name="P12"><text:soft-page-break/></text:p>
            <text:p text:style-name="P12"/>
            <text:p text:style-name="P12">w'xiv'shu'haa[conquer-it / uu'r'dzhuu[subjugate</text:p>
            <text:p text:style-name="P12"/>
            <text:p text:style-name="P12">bi'dzh'ghath[towards-fish / ha'yaam[the-sea</text:p>
            <text:p text:style-name="P12"/>
            <text:p text:style-name="P12"/>
            <text:p text:style-name="P12">uu'v'OOf[bird / ha'SHAAmayim[the-sky</text:p>
            <text:p text:style-name="P12"/>
            <text:p text:style-name="P12">uu'v'h^aal-xayaa[upon-all-alive / haa'romeseth[the-move</text:p>
            <text:p text:style-name="P12"/>
            <text:p text:style-name="P12"/>
            <text:p text:style-name="P12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9"><text:span text:style-name="T3">[next] </text:span><text:span text:style-name="T4">9:1</text:span></text:p>
      <text:p text:style-name="P19"/>
      <text:p text:style-name="P19"/>
      <text:p text:style-name="P19"/>
      <text:p text:style-name="P8">[/  XXX] </text:p>
      <text:p text:style-name="P20"/>
      <text:p text:style-name="P20"/>
      <text:p text:style-name="P7">------------------------------------------------------------</text:p>
      <text:p text:style-name="P7">[XXX] 20210707_154856</text:p>
      <text:p text:style-name="P19"/>
      <text:p text:style-name="P19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19"><text:a xlink:type="simple" xlink:href="https://www.mechon-mamre.org/p/pt/pt0219.htm" text:style-name="Internet_20_link" text:visited-style-name="Visited_20_Internet_20_Link">https://www.mechon-mamre.org/p/pt/pt0219.htm</text:a></text:p>
      <text:p text:style-name="P19"/>
      <text:p text:style-name="P9"><text:soft-page-break/><text:span text:style-name="T1">1. </text:span><text:span text:style-name="T2">exodus</text:span></text:p>
      <text:p text:style-name="P10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4">אַתֶּם רְאִיתֶם, אֲשֶׁר</text:p>
            <text:p text:style-name="P14"/>
            <text:p text:style-name="P14"><text:s/>עָשִׂיתִי </text:p>
            <text:p text:style-name="P14"/>
            <text:p text:style-name="P14">לְמִצְרָיִם; וָאֶשָּׂא אֶתְכֶם</text:p>
            <text:p text:style-name="P14"/>
            <text:p text:style-name="P14"><text:s/>עַל-כַּנְפֵי נְשָׁרִים,</text:p>
            <text:p text:style-name="P14"/>
            <text:p text:style-name="P14"><text:s/>וָאָבִא אֶתְכֶם אֵלָי.</text:p>
          </table:table-cell>
          <table:table-cell table:style-name="表30.B1" office:value-type="string">
            <text:p text:style-name="P12">atem[thou / see / what / to do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to mitsra / and to lift / entity-you</text:p>
            <text:p text:style-name="P12"/>
            <text:p text:style-name="P12"/>
            <text:p text:style-name="P12"/>
            <text:p text:style-name="P12">Al-kan'feey[above-edge / eagles</text:p>
            <text:p text:style-name="P12"/>
            <text:p text:style-name="P12"/>
            <text:p text:style-name="P12">and to go / entity-you / eelaa'y[unto-myself</text:p>
          </table:table-cell>
        </table:table-row>
      </table:table>
      <text:p text:style-name="P3"/>
      <text:p text:style-name="P39"><text:span text:style-name="T5">19:5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4"><text:s/>וְעַתָּה, אִם-שָׁמוֹעַ</text:p>
            <text:p text:style-name="P14"/>
            <text:p text:style-name="P14"><text:s/>תִּשְׁמְעוּ בְּקֹלִי,</text:p>
            <text:p text:style-name="P14"/>
            <text:p text:style-name="P14"><text:s/>וּשְׁמַרְתֶּם, אֶת-בְּרִיתִי</text:p>
            <text:p text:style-name="P14"/>
            <text:p text:style-name="P14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2">this time / whether-to-hear</text:p>
            <text:p text:style-name="P12"/>
            <text:p text:style-name="P12"/>
            <text:p text:style-name="P12"/>
            <text:p text:style-name="P12">to hear / voice-my</text:p>
            <text:p text:style-name="P12"/>
            <text:p text:style-name="P12"/>
            <text:p text:style-name="P12">to guard / entity-piece-my</text:p>
            <text:p text:style-name="P12"/>
            <text:p text:style-name="P12"/>
            <text:p text:style-name="P12"/>
            <text:p text:style-name="P12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9"><text:span text:style-name="T3">[next] </text:span><text:span text:style-name="T4">ANY</text:span></text:p>
      <text:p text:style-name="P19"/>
      <text:p text:style-name="P8">[/  XXX] 20210707_160532</text:p>
      <text:p text:style-name="P19"/>
      <text:p text:style-name="P16">@@@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4"/>
          </table:table-cell>
          <table:table-cell table:style-name="表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43292600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><text:soft-page-break/></text:p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3">/------------------------------------------------------------ /TEMPLATE</text:p>
      <text:p text:style-name="P19"/>
      <text:p text:style-name="P6">--------------------------------------- [STEPS : closing] 20191009_161940</text:p>
      <text:list xml:id="list5161194371259067524" text:style-name="L1">
        <text:list-item>
          <text:p text:style-name="P28">time label ==&gt; paste</text:p>
        </text:list-item>
        <text:list-item>
          <text:p text:style-name="P28">“@@@” ==&gt; move to → at the bottom of the doc area</text:p>
        </text:list-item>
        <text:list-item>
          <text:p text:style-name="P28">DUP : template</text:p>
        </text:list-item>
        <text:list-item>
          <text:p text:style-name="P28">close</text:p>
          <text:list>
            <text:list-item>
              <text:p text:style-name="P28">web pages</text:p>
            </text:list-item>
            <text:list-item>
              <text:p text:style-name="P28">sheet file</text:p>
            </text:list-item>
            <text:list-item>
              <text:p text:style-name="P28">folders (if any)</text:p>
            </text:list-item>
            <text:list-item>
              <text:p text:style-name="P28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ext:soft-page-break/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2222166139284408397" text:style-name="L2">
              <text:list-item>
                <text:p text:style-name="P40">right-click &gt; r &gt; i &gt; <text:span text:style-name="T8">↑ &gt; Ret (inset rows)</text:span></text:p>
                <text:list>
                  <text:list-item>
                    <text:p text:style-name="P41">enter “a” x 3 (marker)</text:p>
                  </text:list-item>
                  <text:list-item>
                    <text:p text:style-name="P41">M – w &gt; a (new window)</text:p>
                  </text:list-item>
                </text:list>
              </text:list-item>
              <text:list-item>
                <text:p text:style-name="P41">C – f &gt; “@”x3 &gt; Ret (find “@”x3)</text:p>
                <text:list>
                  <text:list-item>
                    <text:p text:style-name="P41">C – x (cut)</text:p>
                  </text:list-item>
                  <text:list-item>
                    <text:p text:style-name="P41">C – f &gt; “a” x 3 &gt; Ret &gt; C – v (find, paste)</text:p>
                  </text:list-item>
                </text:list>
              </text:list-item>
              <text:list-item>
                <text:p text:style-name="P41">C – f &gt; “]” &gt; Ret (find “template”)</text:p>
                <text:list>
                  <text:list-item>
                    <text:p text:style-name="P41">select ==&gt; cells</text:p>
                  </text:list-item>
                  <text:list-item>
                    <text:p text:style-name="P41">C – c &gt; C – Home &gt; C – f &gt; “@” x 3 (copy, find label)</text:p>
                  </text:list-item>
                  <text:list-item>
                    <text:p text:style-name="P41">C - ← x 2 &gt; ↑ <text:s/>(navigation)</text:p>
                  </text:list-item>
                </text:list>
              </text:list-item>
              <text:list-item>
                <text:p text:style-name="P41"/>
              </text:list-item>
            </text:list>
          </table:table-cell>
        </table:table-row>
        <table:table-row>
          <table:table-cell table:style-name="表1.A2" office:value-type="string">
            <text:p text:style-name="P25"/>
          </table:table-cell>
        </table:table-row>
      </table:table>
      <text:p text:style-name="P13"/>
      <text:p text:style-name="P13">steps : add text 20200615_113813</text:p>
      <text:p text:style-name="P13"/>
      <table:table table:name="表2" table:style-name="表2">
        <table:table-column table:style-name="表2.A"/>
        <table:table-row>
          <table:table-cell table:style-name="表2.A1" office:value-type="string">
            <text:list xml:id="list5425509177594140455" text:style-name="L3">
              <text:list-item>
                <text:p text:style-name="P42">in a cell</text:p>
                <text:list>
                  <text:list-item>
                    <text:p text:style-name="P42">C – End</text:p>
                  </text:list-item>
                  <text:list-item>
                    <text:p text:style-name="P42">Right click &gt; r &gt; i &gt; C – a &gt; 7 &gt; Ret (insert rows)</text:p>
                  </text:list-item>
                </text:list>
              </text:list-item>
              <text:list-item>
                <text:p text:style-name="P42">template ==&gt; C/P</text:p>
              </text:list-item>
              <text:list-item>
                <text:p text:style-name="P42">enter ==&gt; verse number</text:p>
                <text:list>
                  <text:list-item>
                    <text:p text:style-name="P42">copy → trunk string</text:p>
                  </text:list-item>
                  <text:list-item>
                    <text:p text:style-name="P42">↓ &gt; C – v &gt; number &gt; Ret &gt; ↓</text:p>
                  </text:list-item>
                </text:list>
              </text:list-item>
              <text:list-item>
                <text:p text:style-name="P42">text ==&gt; C/P</text:p>
              </text:list-item>
              <text:list-item>
                <text:p text:style-name="P42">select ==&gt; string</text:p>
                <text:list>
                  <text:list-item>
                    <text:p text:style-name="P42">click on the right side of a numbering char</text:p>
                  </text:list-item>
                  <text:list-item>
                    <text:p text:style-name="P42">S – X (X = any char in the first line of the target text)</text:p>
                  </text:list-item>
                  <text:list-item>
                    <text:p text:style-name="P42">S – End (select the whole text area)</text:p>
                  </text:list-item>
                  <text:list-item>
                    <text:p text:style-name="P42">C – x (cut)</text:p>
                  </text:list-item>
                  <text:list-item>
                    <text:p text:style-name="P42">Tab (back)</text:p>
                  </text:list-item>
                  <text:list-item>
                    <text:p text:style-name="P42">C – v</text:p>
                  </text:list-item>
                  <text:list-item>
                    <text:p text:style-name="P42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5"/>
          </table:table-cell>
        </table:table-row>
      </table:table>
      <text:p text:style-name="P13"/>
      <text:p text:style-name="P15">steps : closing : 20200709_142010</text:p>
      <text:p text:style-name="P13"/>
      <table:table table:name="表4" table:style-name="表4">
        <table:table-column table:style-name="表4.A"/>
        <table:table-row>
          <table:table-cell table:style-name="表4.A1" office:value-type="string">
            <text:list xml:id="list9083850678181353913" text:style-name="L4">
              <text:list-item>
                <text:p text:style-name="P43">C – end (move to the end of the cell)</text:p>
              </text:list-item>
              <text:list-item>
                <text:p text:style-name="P43">Right click &gt; r &gt; i &gt; ↑ &gt; Ret (insert rows)</text:p>
              </text:list-item>
              <text:list-item>
                <text:p text:style-name="P43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5"/>
          </table:table-cell>
        </table:table-row>
      </table:table>
      <text:p text:style-name="P13"><text:soft-page-break/></text:p>
      <text:p text:style-name="P13"/>
      <text:p text:style-name="P13"/>
      <text:p text:style-name="P13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avid" svg:font-family="Davi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1-07-07T16:06:04.99</dc:date>
    <dc:creator>iwabuchi ken</dc:creator>
    <meta:editing-duration>P6DT16H37M50S</meta:editing-duration>
    <meta:editing-cycles>535</meta:editing-cycles>
    <meta:generator>OpenOffice/4.1.3$Win32 OpenOffice.org_project/413m1$Build-9783</meta:generator>
    <meta:document-statistic meta:table-count="17" meta:image-count="0" meta:object-count="0" meta:page-count="13" meta:paragraph-count="233" meta:word-count="1164" meta:character-count="6691"/>
  </office:meta>
</office:document-meta>
</file>